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453.29pt" svg:height="255.26pt" svg:x="681.9pt" svg:y="256pt">
            <draw:object draw:notify-on-update-of-ranges="'set-results'.A1:'set-results'.A1 'set-results'.A2:'set-results'.A30 'set-results'.B1:'set-results'.B1 'set-results'.B2:'set-results'.B30 'set-results'.C1:'set-results'.C1 'set-results'.C2:'set-results'.C30 'set-results'.D1:'set-results'.D1 'set-results'.D2:'set-results'.D30 'set-results'.E1:'set-results'.E1 'set-results'.E2:'set-results'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[512 buckets]Michael hash-table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3340" calcext:value-type="float">
            <text:p>7763340</text:p>
          </table:table-cell>
          <table:table-cell office:value-type="float" office:value="5363400" calcext:value-type="float">
            <text:p>5363400</text:p>
          </table:table-cell>
          <table:table-cell office:value-type="float" office:value="6074100" calcext:value-type="float">
            <text:p>6074100</text:p>
          </table:table-cell>
          <table:table-cell office:value-type="float" office:value="5500740" calcext:value-type="float">
            <text:p>5500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8190" calcext:value-type="float">
            <text:p>2278190</text:p>
          </table:table-cell>
          <table:table-cell office:value-type="float" office:value="2112330" calcext:value-type="float">
            <text:p>2112330</text:p>
          </table:table-cell>
          <table:table-cell office:value-type="float" office:value="6241010" calcext:value-type="float">
            <text:p>6241010</text:p>
          </table:table-cell>
          <table:table-cell office:value-type="float" office:value="1934320" calcext:value-type="float">
            <text:p>19343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7390" calcext:value-type="float">
            <text:p>1657390</text:p>
          </table:table-cell>
          <table:table-cell office:value-type="float" office:value="1633590" calcext:value-type="float">
            <text:p>1633590</text:p>
          </table:table-cell>
          <table:table-cell office:value-type="float" office:value="5746380" calcext:value-type="float">
            <text:p>5746380</text:p>
          </table:table-cell>
          <table:table-cell office:value-type="float" office:value="1519940" calcext:value-type="float">
            <text:p>15199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0090" calcext:value-type="float">
            <text:p>1660090</text:p>
          </table:table-cell>
          <table:table-cell office:value-type="float" office:value="1995460" calcext:value-type="float">
            <text:p>1995460</text:p>
          </table:table-cell>
          <table:table-cell office:value-type="float" office:value="5501980" calcext:value-type="float">
            <text:p>5501980</text:p>
          </table:table-cell>
          <table:table-cell office:value-type="float" office:value="1284110" calcext:value-type="float">
            <text:p>1284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0660" calcext:value-type="float">
            <text:p>1550660</text:p>
          </table:table-cell>
          <table:table-cell office:value-type="float" office:value="1554690" calcext:value-type="float">
            <text:p>1554690</text:p>
          </table:table-cell>
          <table:table-cell office:value-type="float" office:value="5440940" calcext:value-type="float">
            <text:p>5440940</text:p>
          </table:table-cell>
          <table:table-cell office:value-type="float" office:value="1313390" calcext:value-type="float">
            <text:p>13133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5550" calcext:value-type="float">
            <text:p>1665550</text:p>
          </table:table-cell>
          <table:table-cell office:value-type="float" office:value="2369780" calcext:value-type="float">
            <text:p>2369780</text:p>
          </table:table-cell>
          <table:table-cell office:value-type="float" office:value="5177860" calcext:value-type="float">
            <text:p>5177860</text:p>
          </table:table-cell>
          <table:table-cell office:value-type="float" office:value="1226100" calcext:value-type="float">
            <text:p>1226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810" calcext:value-type="float">
            <text:p>1670810</text:p>
          </table:table-cell>
          <table:table-cell office:value-type="float" office:value="1695770" calcext:value-type="float">
            <text:p>1695770</text:p>
          </table:table-cell>
          <table:table-cell office:value-type="float" office:value="5146100" calcext:value-type="float">
            <text:p>5146100</text:p>
          </table:table-cell>
          <table:table-cell office:value-type="float" office:value="1289820" calcext:value-type="float">
            <text:p>12898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2970" calcext:value-type="float">
            <text:p>1602970</text:p>
          </table:table-cell>
          <table:table-cell office:value-type="float" office:value="2345480" calcext:value-type="float">
            <text:p>2345480</text:p>
          </table:table-cell>
          <table:table-cell office:value-type="float" office:value="5017320" calcext:value-type="float">
            <text:p>5017320</text:p>
          </table:table-cell>
          <table:table-cell office:value-type="float" office:value="1493910" calcext:value-type="float">
            <text:p>1493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6020" calcext:value-type="float">
            <text:p>2036020</text:p>
          </table:table-cell>
          <table:table-cell office:value-type="float" office:value="2691220" calcext:value-type="float">
            <text:p>2691220</text:p>
          </table:table-cell>
          <table:table-cell office:value-type="float" office:value="4910570" calcext:value-type="float">
            <text:p>4910570</text:p>
          </table:table-cell>
          <table:table-cell office:value-type="float" office:value="1730580" calcext:value-type="float">
            <text:p>17305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0430" calcext:value-type="float">
            <text:p>2610430</text:p>
          </table:table-cell>
          <table:table-cell office:value-type="float" office:value="2773900" calcext:value-type="float">
            <text:p>2773900</text:p>
          </table:table-cell>
          <table:table-cell office:value-type="float" office:value="4672140" calcext:value-type="float">
            <text:p>4672140</text:p>
          </table:table-cell>
          <table:table-cell office:value-type="float" office:value="2127570" calcext:value-type="float">
            <text:p>2127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1420" calcext:value-type="float">
            <text:p>2601420</text:p>
          </table:table-cell>
          <table:table-cell office:value-type="float" office:value="2775840" calcext:value-type="float">
            <text:p>2775840</text:p>
          </table:table-cell>
          <table:table-cell office:value-type="float" office:value="4323200" calcext:value-type="float">
            <text:p>4323200</text:p>
          </table:table-cell>
          <table:table-cell office:value-type="float" office:value="2123480" calcext:value-type="float">
            <text:p>21234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90820" calcext:value-type="float">
            <text:p>2690820</text:p>
          </table:table-cell>
          <table:table-cell office:value-type="float" office:value="2748360" calcext:value-type="float">
            <text:p>2748360</text:p>
          </table:table-cell>
          <table:table-cell office:value-type="float" office:value="4209670" calcext:value-type="float">
            <text:p>4209670</text:p>
          </table:table-cell>
          <table:table-cell office:value-type="float" office:value="2129060" calcext:value-type="float">
            <text:p>2129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71510" calcext:value-type="float">
            <text:p>2671510</text:p>
          </table:table-cell>
          <table:table-cell office:value-type="float" office:value="2664640" calcext:value-type="float">
            <text:p>2664640</text:p>
          </table:table-cell>
          <table:table-cell office:value-type="float" office:value="3893130" calcext:value-type="float">
            <text:p>3893130</text:p>
          </table:table-cell>
          <table:table-cell office:value-type="float" office:value="2029370" calcext:value-type="float">
            <text:p>20293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19420" calcext:value-type="float">
            <text:p>2719420</text:p>
          </table:table-cell>
          <table:table-cell office:value-type="float" office:value="2761040" calcext:value-type="float">
            <text:p>2761040</text:p>
          </table:table-cell>
          <table:table-cell office:value-type="float" office:value="3856250" calcext:value-type="float">
            <text:p>3856250</text:p>
          </table:table-cell>
          <table:table-cell office:value-type="float" office:value="2253010" calcext:value-type="float">
            <text:p>2253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6160" calcext:value-type="float">
            <text:p>2646160</text:p>
          </table:table-cell>
          <table:table-cell office:value-type="float" office:value="2739830" calcext:value-type="float">
            <text:p>2739830</text:p>
          </table:table-cell>
          <table:table-cell office:value-type="float" office:value="3816250" calcext:value-type="float">
            <text:p>3816250</text:p>
          </table:table-cell>
          <table:table-cell office:value-type="float" office:value="2129140" calcext:value-type="float">
            <text:p>21291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19620" calcext:value-type="float">
            <text:p>2519620</text:p>
          </table:table-cell>
          <table:table-cell office:value-type="float" office:value="2736060" calcext:value-type="float">
            <text:p>2736060</text:p>
          </table:table-cell>
          <table:table-cell office:value-type="float" office:value="3688670" calcext:value-type="float">
            <text:p>3688670</text:p>
          </table:table-cell>
          <table:table-cell office:value-type="float" office:value="2024350" calcext:value-type="float">
            <text:p>20243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1650" calcext:value-type="float">
            <text:p>2431650</text:p>
          </table:table-cell>
          <table:table-cell office:value-type="float" office:value="2690330" calcext:value-type="float">
            <text:p>2690330</text:p>
          </table:table-cell>
          <table:table-cell office:value-type="float" office:value="3768090" calcext:value-type="float">
            <text:p>3768090</text:p>
          </table:table-cell>
          <table:table-cell office:value-type="float" office:value="2095220" calcext:value-type="float">
            <text:p>20952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9010" calcext:value-type="float">
            <text:p>2539010</text:p>
          </table:table-cell>
          <table:table-cell office:value-type="float" office:value="2736640" calcext:value-type="float">
            <text:p>2736640</text:p>
          </table:table-cell>
          <table:table-cell office:value-type="float" office:value="3419090" calcext:value-type="float">
            <text:p>3419090</text:p>
          </table:table-cell>
          <table:table-cell office:value-type="float" office:value="2060240" calcext:value-type="float">
            <text:p>20602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8210" calcext:value-type="float">
            <text:p>2558210</text:p>
          </table:table-cell>
          <table:table-cell office:value-type="float" office:value="2784270" calcext:value-type="float">
            <text:p>2784270</text:p>
          </table:table-cell>
          <table:table-cell office:value-type="float" office:value="3523750" calcext:value-type="float">
            <text:p>3523750</text:p>
          </table:table-cell>
          <table:table-cell office:value-type="float" office:value="2070950" calcext:value-type="float">
            <text:p>20709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27990" calcext:value-type="float">
            <text:p>2527990</text:p>
          </table:table-cell>
          <table:table-cell office:value-type="float" office:value="2673320" calcext:value-type="float">
            <text:p>2673320</text:p>
          </table:table-cell>
          <table:table-cell office:value-type="float" office:value="3424700" calcext:value-type="float">
            <text:p>3424700</text:p>
          </table:table-cell>
          <table:table-cell office:value-type="float" office:value="2156280" calcext:value-type="float">
            <text:p>2156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99090" calcext:value-type="float">
            <text:p>2499090</text:p>
          </table:table-cell>
          <table:table-cell office:value-type="float" office:value="2741690" calcext:value-type="float">
            <text:p>2741690</text:p>
          </table:table-cell>
          <table:table-cell office:value-type="float" office:value="3300320" calcext:value-type="float">
            <text:p>3300320</text:p>
          </table:table-cell>
          <table:table-cell office:value-type="float" office:value="2115340" calcext:value-type="float">
            <text:p>21153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00390" calcext:value-type="float">
            <text:p>2500390</text:p>
          </table:table-cell>
          <table:table-cell office:value-type="float" office:value="2696270" calcext:value-type="float">
            <text:p>2696270</text:p>
          </table:table-cell>
          <table:table-cell office:value-type="float" office:value="3052780" calcext:value-type="float">
            <text:p>3052780</text:p>
          </table:table-cell>
          <table:table-cell office:value-type="float" office:value="1954090" calcext:value-type="float">
            <text:p>19540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75790" calcext:value-type="float">
            <text:p>2475790</text:p>
          </table:table-cell>
          <table:table-cell office:value-type="float" office:value="2714250" calcext:value-type="float">
            <text:p>2714250</text:p>
          </table:table-cell>
          <table:table-cell office:value-type="float" office:value="2931080" calcext:value-type="float">
            <text:p>2931080</text:p>
          </table:table-cell>
          <table:table-cell office:value-type="float" office:value="2088450" calcext:value-type="float">
            <text:p>20884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12240" calcext:value-type="float">
            <text:p>2312240</text:p>
          </table:table-cell>
          <table:table-cell office:value-type="float" office:value="2643130" calcext:value-type="float">
            <text:p>2643130</text:p>
          </table:table-cell>
          <table:table-cell office:value-type="float" office:value="2864560" calcext:value-type="float">
            <text:p>2864560</text:p>
          </table:table-cell>
          <table:table-cell office:value-type="float" office:value="2008420" calcext:value-type="float">
            <text:p>20084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68130" calcext:value-type="float">
            <text:p>2568130</text:p>
          </table:table-cell>
          <table:table-cell office:value-type="float" office:value="2643430" calcext:value-type="float">
            <text:p>2643430</text:p>
          </table:table-cell>
          <table:table-cell office:value-type="float" office:value="2818840" calcext:value-type="float">
            <text:p>2818840</text:p>
          </table:table-cell>
          <table:table-cell office:value-type="float" office:value="1885430" calcext:value-type="float">
            <text:p>18854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27680" calcext:value-type="float">
            <text:p>2327680</text:p>
          </table:table-cell>
          <table:table-cell office:value-type="float" office:value="2647590" calcext:value-type="float">
            <text:p>2647590</text:p>
          </table:table-cell>
          <table:table-cell office:value-type="float" office:value="2692990" calcext:value-type="float">
            <text:p>2692990</text:p>
          </table:table-cell>
          <table:table-cell office:value-type="float" office:value="2099730" calcext:value-type="float">
            <text:p>20997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16770" calcext:value-type="float">
            <text:p>2416770</text:p>
          </table:table-cell>
          <table:table-cell office:value-type="float" office:value="2607760" calcext:value-type="float">
            <text:p>2607760</text:p>
          </table:table-cell>
          <table:table-cell office:value-type="float" office:value="2570440" calcext:value-type="float">
            <text:p>2570440</text:p>
          </table:table-cell>
          <table:table-cell office:value-type="float" office:value="2058080" calcext:value-type="float">
            <text:p>20580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3380" calcext:value-type="float">
            <text:p>2283380</text:p>
          </table:table-cell>
          <table:table-cell office:value-type="float" office:value="2617050" calcext:value-type="float">
            <text:p>2617050</text:p>
          </table:table-cell>
          <table:table-cell office:value-type="float" office:value="2679060" calcext:value-type="float">
            <text:p>2679060</text:p>
          </table:table-cell>
          <table:table-cell office:value-type="float" office:value="1805720" calcext:value-type="float">
            <text:p>18057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33770" calcext:value-type="float">
            <text:p>2233770</text:p>
          </table:table-cell>
          <table:table-cell office:value-type="float" office:value="2554200" calcext:value-type="float">
            <text:p>2554200</text:p>
          </table:table-cell>
          <table:table-cell office:value-type="float" office:value="2542110" calcext:value-type="float">
            <text:p>2542110</text:p>
          </table:table-cell>
          <table:table-cell office:value-type="float" office:value="1852350" calcext:value-type="float">
            <text:p>1852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3:50:36.582244390</dc:date>
    <meta:editing-duration>PT1M37S</meta:editing-duration>
    <meta:editing-cycles>1</meta:editing-cycles>
    <meta:document-statistic meta:table-count="1" meta:cell-count="15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9.885cm" svg:y="2.811cm" style:legend-expansion="high" chart:style-name="ch2"/>
        <chart:plot-area chart:style-name="ch3" table:cell-range-address="'set-results'.A1:'set-results'.E30" chart:data-source-has-labels="row" svg:x="0.319cm" svg:y="0.18cm" svg:width="9.247cm" svg:height="8.646cm">
          <chartooo:coordinate-region svg:x="1.866cm" svg:y="0.379cm" svg:width="7.513cm" svg:height="7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A2:'set-results'.A30" chart:label-cell-address="'set-results'.A1:'set-results'.A1" chart:class="chart:line">
            <chart:data-point chart:repeated="29"/>
          </chart:series>
          <chart:series chart:style-name="ch7" chart:values-cell-range-address="'set-results'.B2:'set-results'.B30" chart:label-cell-address="'set-results'.B1:'set-results'.B1" chart:class="chart:line">
            <chart:data-point chart:repeated="29"/>
          </chart:series>
          <chart:series chart:style-name="ch8" chart:values-cell-range-address="'set-results'.C2:'set-results'.C30" chart:label-cell-address="'set-results'.C1:'set-results'.C1" chart:class="chart:line">
            <chart:data-point chart:repeated="29"/>
          </chart:series>
          <chart:series chart:style-name="ch9" chart:values-cell-range-address="'set-results'.D2:'set-results'.D30" chart:label-cell-address="'set-results'.D1:'set-results'.D1" chart:class="chart:line">
            <chart:data-point chart:repeated="29"/>
          </chart:series>
          <chart:series chart:style-name="ch10" chart:values-cell-range-address="'set-results'.E2:'set-results'.E30" chart:label-cell-address="'set-results'.E1:'set-results'.E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set-results'.A1:'set-results'.A1</svg:desc>
                </draw:g>
              </table:table-cell>
              <table:table-cell office:value-type="string">
                <text:p>[512 buckets]Michael hash-table"</text:p>
                <draw:g>
                  <svg:desc>'set-results'.B1:'set-results'.B1</svg:desc>
                </draw:g>
              </table:table-cell>
              <table:table-cell office:value-type="string">
                <text:p>std::unordered_set with mutex"</text:p>
                <draw:g>
                  <svg:desc>'set-results'.C1:'set-results'.C1</svg:desc>
                </draw:g>
              </table:table-cell>
              <table:table-cell office:value-type="string">
                <text:p>std::unordered_set with spin-lock"</text:p>
                <draw:g>
                  <svg:desc>'set-results'.D1:'set-results'.D1</svg:desc>
                </draw:g>
              </table:table-cell>
              <table:table-cell office:value-type="string">
                <text:p>tbb::concurent_hash_map"</text:p>
                <draw:g>
                  <svg:desc>'set-results'.E1:'se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30</svg:desc>
                </draw:g>
              </table:table-cell>
              <table:table-cell office:value-type="float" office:value="7763340">
                <text:p>7763340</text:p>
                <draw:g>
                  <svg:desc>'set-results'.B2:'set-results'.B30</svg:desc>
                </draw:g>
              </table:table-cell>
              <table:table-cell office:value-type="float" office:value="5363400">
                <text:p>5363400</text:p>
                <draw:g>
                  <svg:desc>'set-results'.C2:'set-results'.C30</svg:desc>
                </draw:g>
              </table:table-cell>
              <table:table-cell office:value-type="float" office:value="6074100">
                <text:p>6074100</text:p>
                <draw:g>
                  <svg:desc>'set-results'.D2:'set-results'.D30</svg:desc>
                </draw:g>
              </table:table-cell>
              <table:table-cell office:value-type="float" office:value="5500740">
                <text:p>5500740</text:p>
                <draw:g>
                  <svg:desc>'set-results'.E2:'set-result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8190">
                <text:p>2278190</text:p>
              </table:table-cell>
              <table:table-cell office:value-type="float" office:value="2112330">
                <text:p>2112330</text:p>
              </table:table-cell>
              <table:table-cell office:value-type="float" office:value="6241010">
                <text:p>6241010</text:p>
              </table:table-cell>
              <table:table-cell office:value-type="float" office:value="1934320">
                <text:p>1934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57390">
                <text:p>1657390</text:p>
              </table:table-cell>
              <table:table-cell office:value-type="float" office:value="1633590">
                <text:p>1633590</text:p>
              </table:table-cell>
              <table:table-cell office:value-type="float" office:value="5746380">
                <text:p>5746380</text:p>
              </table:table-cell>
              <table:table-cell office:value-type="float" office:value="1519940">
                <text:p>1519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60090">
                <text:p>1660090</text:p>
              </table:table-cell>
              <table:table-cell office:value-type="float" office:value="1995460">
                <text:p>1995460</text:p>
              </table:table-cell>
              <table:table-cell office:value-type="float" office:value="5501980">
                <text:p>5501980</text:p>
              </table:table-cell>
              <table:table-cell office:value-type="float" office:value="1284110">
                <text:p>1284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50660">
                <text:p>1550660</text:p>
              </table:table-cell>
              <table:table-cell office:value-type="float" office:value="1554690">
                <text:p>1554690</text:p>
              </table:table-cell>
              <table:table-cell office:value-type="float" office:value="5440940">
                <text:p>5440940</text:p>
              </table:table-cell>
              <table:table-cell office:value-type="float" office:value="1313390">
                <text:p>13133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65550">
                <text:p>1665550</text:p>
              </table:table-cell>
              <table:table-cell office:value-type="float" office:value="2369780">
                <text:p>2369780</text:p>
              </table:table-cell>
              <table:table-cell office:value-type="float" office:value="5177860">
                <text:p>5177860</text:p>
              </table:table-cell>
              <table:table-cell office:value-type="float" office:value="1226100">
                <text:p>1226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70810">
                <text:p>1670810</text:p>
              </table:table-cell>
              <table:table-cell office:value-type="float" office:value="1695770">
                <text:p>1695770</text:p>
              </table:table-cell>
              <table:table-cell office:value-type="float" office:value="5146100">
                <text:p>5146100</text:p>
              </table:table-cell>
              <table:table-cell office:value-type="float" office:value="1289820">
                <text:p>12898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02970">
                <text:p>1602970</text:p>
              </table:table-cell>
              <table:table-cell office:value-type="float" office:value="2345480">
                <text:p>2345480</text:p>
              </table:table-cell>
              <table:table-cell office:value-type="float" office:value="5017320">
                <text:p>5017320</text:p>
              </table:table-cell>
              <table:table-cell office:value-type="float" office:value="1493910">
                <text:p>14939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36020">
                <text:p>2036020</text:p>
              </table:table-cell>
              <table:table-cell office:value-type="float" office:value="2691220">
                <text:p>2691220</text:p>
              </table:table-cell>
              <table:table-cell office:value-type="float" office:value="4910570">
                <text:p>4910570</text:p>
              </table:table-cell>
              <table:table-cell office:value-type="float" office:value="1730580">
                <text:p>1730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10430">
                <text:p>2610430</text:p>
              </table:table-cell>
              <table:table-cell office:value-type="float" office:value="2773900">
                <text:p>2773900</text:p>
              </table:table-cell>
              <table:table-cell office:value-type="float" office:value="4672140">
                <text:p>4672140</text:p>
              </table:table-cell>
              <table:table-cell office:value-type="float" office:value="2127570">
                <text:p>21275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601420">
                <text:p>2601420</text:p>
              </table:table-cell>
              <table:table-cell office:value-type="float" office:value="2775840">
                <text:p>2775840</text:p>
              </table:table-cell>
              <table:table-cell office:value-type="float" office:value="4323200">
                <text:p>4323200</text:p>
              </table:table-cell>
              <table:table-cell office:value-type="float" office:value="2123480">
                <text:p>2123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690820">
                <text:p>2690820</text:p>
              </table:table-cell>
              <table:table-cell office:value-type="float" office:value="2748360">
                <text:p>2748360</text:p>
              </table:table-cell>
              <table:table-cell office:value-type="float" office:value="4209670">
                <text:p>4209670</text:p>
              </table:table-cell>
              <table:table-cell office:value-type="float" office:value="2129060">
                <text:p>2129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71510">
                <text:p>2671510</text:p>
              </table:table-cell>
              <table:table-cell office:value-type="float" office:value="2664640">
                <text:p>2664640</text:p>
              </table:table-cell>
              <table:table-cell office:value-type="float" office:value="3893130">
                <text:p>3893130</text:p>
              </table:table-cell>
              <table:table-cell office:value-type="float" office:value="2029370">
                <text:p>2029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719420">
                <text:p>2719420</text:p>
              </table:table-cell>
              <table:table-cell office:value-type="float" office:value="2761040">
                <text:p>2761040</text:p>
              </table:table-cell>
              <table:table-cell office:value-type="float" office:value="3856250">
                <text:p>3856250</text:p>
              </table:table-cell>
              <table:table-cell office:value-type="float" office:value="2253010">
                <text:p>2253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646160">
                <text:p>2646160</text:p>
              </table:table-cell>
              <table:table-cell office:value-type="float" office:value="2739830">
                <text:p>2739830</text:p>
              </table:table-cell>
              <table:table-cell office:value-type="float" office:value="3816250">
                <text:p>3816250</text:p>
              </table:table-cell>
              <table:table-cell office:value-type="float" office:value="2129140">
                <text:p>2129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2519620">
                <text:p>2519620</text:p>
              </table:table-cell>
              <table:table-cell office:value-type="float" office:value="2736060">
                <text:p>2736060</text:p>
              </table:table-cell>
              <table:table-cell office:value-type="float" office:value="3688670">
                <text:p>3688670</text:p>
              </table:table-cell>
              <table:table-cell office:value-type="float" office:value="2024350">
                <text:p>20243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2431650">
                <text:p>2431650</text:p>
              </table:table-cell>
              <table:table-cell office:value-type="float" office:value="2690330">
                <text:p>2690330</text:p>
              </table:table-cell>
              <table:table-cell office:value-type="float" office:value="3768090">
                <text:p>3768090</text:p>
              </table:table-cell>
              <table:table-cell office:value-type="float" office:value="2095220">
                <text:p>2095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539010">
                <text:p>2539010</text:p>
              </table:table-cell>
              <table:table-cell office:value-type="float" office:value="2736640">
                <text:p>2736640</text:p>
              </table:table-cell>
              <table:table-cell office:value-type="float" office:value="3419090">
                <text:p>3419090</text:p>
              </table:table-cell>
              <table:table-cell office:value-type="float" office:value="2060240">
                <text:p>2060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2558210">
                <text:p>2558210</text:p>
              </table:table-cell>
              <table:table-cell office:value-type="float" office:value="2784270">
                <text:p>2784270</text:p>
              </table:table-cell>
              <table:table-cell office:value-type="float" office:value="3523750">
                <text:p>3523750</text:p>
              </table:table-cell>
              <table:table-cell office:value-type="float" office:value="2070950">
                <text:p>2070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2527990">
                <text:p>2527990</text:p>
              </table:table-cell>
              <table:table-cell office:value-type="float" office:value="2673320">
                <text:p>2673320</text:p>
              </table:table-cell>
              <table:table-cell office:value-type="float" office:value="3424700">
                <text:p>3424700</text:p>
              </table:table-cell>
              <table:table-cell office:value-type="float" office:value="2156280">
                <text:p>2156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499090">
                <text:p>2499090</text:p>
              </table:table-cell>
              <table:table-cell office:value-type="float" office:value="2741690">
                <text:p>2741690</text:p>
              </table:table-cell>
              <table:table-cell office:value-type="float" office:value="3300320">
                <text:p>3300320</text:p>
              </table:table-cell>
              <table:table-cell office:value-type="float" office:value="2115340">
                <text:p>2115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2500390">
                <text:p>2500390</text:p>
              </table:table-cell>
              <table:table-cell office:value-type="float" office:value="2696270">
                <text:p>2696270</text:p>
              </table:table-cell>
              <table:table-cell office:value-type="float" office:value="3052780">
                <text:p>3052780</text:p>
              </table:table-cell>
              <table:table-cell office:value-type="float" office:value="1954090">
                <text:p>19540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2475790">
                <text:p>2475790</text:p>
              </table:table-cell>
              <table:table-cell office:value-type="float" office:value="2714250">
                <text:p>2714250</text:p>
              </table:table-cell>
              <table:table-cell office:value-type="float" office:value="2931080">
                <text:p>2931080</text:p>
              </table:table-cell>
              <table:table-cell office:value-type="float" office:value="2088450">
                <text:p>20884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312240">
                <text:p>2312240</text:p>
              </table:table-cell>
              <table:table-cell office:value-type="float" office:value="2643130">
                <text:p>2643130</text:p>
              </table:table-cell>
              <table:table-cell office:value-type="float" office:value="2864560">
                <text:p>2864560</text:p>
              </table:table-cell>
              <table:table-cell office:value-type="float" office:value="2008420">
                <text:p>2008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2568130">
                <text:p>2568130</text:p>
              </table:table-cell>
              <table:table-cell office:value-type="float" office:value="2643430">
                <text:p>2643430</text:p>
              </table:table-cell>
              <table:table-cell office:value-type="float" office:value="2818840">
                <text:p>2818840</text:p>
              </table:table-cell>
              <table:table-cell office:value-type="float" office:value="1885430">
                <text:p>18854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2327680">
                <text:p>2327680</text:p>
              </table:table-cell>
              <table:table-cell office:value-type="float" office:value="2647590">
                <text:p>2647590</text:p>
              </table:table-cell>
              <table:table-cell office:value-type="float" office:value="2692990">
                <text:p>2692990</text:p>
              </table:table-cell>
              <table:table-cell office:value-type="float" office:value="2099730">
                <text:p>20997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416770">
                <text:p>2416770</text:p>
              </table:table-cell>
              <table:table-cell office:value-type="float" office:value="2607760">
                <text:p>2607760</text:p>
              </table:table-cell>
              <table:table-cell office:value-type="float" office:value="2570440">
                <text:p>2570440</text:p>
              </table:table-cell>
              <table:table-cell office:value-type="float" office:value="2058080">
                <text:p>2058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2283380">
                <text:p>2283380</text:p>
              </table:table-cell>
              <table:table-cell office:value-type="float" office:value="2617050">
                <text:p>2617050</text:p>
              </table:table-cell>
              <table:table-cell office:value-type="float" office:value="2679060">
                <text:p>2679060</text:p>
              </table:table-cell>
              <table:table-cell office:value-type="float" office:value="1805720">
                <text:p>18057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2233770">
                <text:p>2233770</text:p>
              </table:table-cell>
              <table:table-cell office:value-type="float" office:value="2554200">
                <text:p>2554200</text:p>
              </table:table-cell>
              <table:table-cell office:value-type="float" office:value="2542110">
                <text:p>2542110</text:p>
              </table:table-cell>
              <table:table-cell office:value-type="float" office:value="1852350">
                <text:p>1852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